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E080B12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e6e6e6" draw:opacity="15%" draw:textarea-horizontal-align="center" draw:textarea-vertical-align="middle" draw:shadow-opacity="15%"/>
    </style:style>
    <style:style style:name="gr2" style:family="graphic" style:parent-style-name="standard">
      <style:graphic-properties draw:fill-color="#e6e6e6" draw:opacity="20%" draw:textarea-horizontal-align="center" draw:textarea-vertical-align="middle" draw:shadow-opacity="20%"/>
    </style:style>
    <style:style style:name="gr3" style:family="graphic" style:parent-style-name="standard">
      <style:graphic-properties draw:fill-color="#99ccff" draw:textarea-horizontal-align="center" draw:textarea-vertical-align="middle"/>
    </style:style>
    <style:style style:name="gr4" style:family="graphic" style:parent-style-name="standard">
      <style:graphic-properties draw:fill-color="#e6e6e6" draw:textarea-horizontal-align="center" draw:textarea-vertical-align="middle"/>
    </style:style>
    <style:style style:name="gr5" style:family="graphic" style:parent-style-name="standard">
      <style:graphic-properties svg:stroke-width="0.05cm" draw:marker-start-width="0.38cm" draw:marker-end="Arrow" draw:marker-end-width="0.3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Fine_20_Dashed" draw:marker-end="" draw:textarea-horizontal-align="center" draw:textarea-vertical-align="middle"/>
    </style:style>
    <style:style style:name="gr7" style:family="graphic" style:parent-style-name="standard">
      <style:graphic-properties draw:stroke="none" draw:fill="none" fo:min-height="1.349cm"/>
    </style:style>
    <style:style style:name="gr8" style:family="graphic" style:parent-style-name="standard">
      <style:graphic-properties draw:stroke="none" svg:stroke-color="#000000" draw:fill="none" draw:fill-color="#ffffff" draw:textarea-horizontal-align="left" draw:auto-grow-height="true" draw:auto-grow-width="true" fo:min-height="1.349cm" fo:min-width="0cm"/>
    </style:style>
    <style:style style:name="gr9" style:family="graphic" style:parent-style-name="standard">
      <style:graphic-properties draw:stroke="dash" draw:stroke-dash="Fine_20_Dashed" draw:marker-end="Arrow" draw:textarea-horizontal-align="center" draw:textarea-vertical-align="middle"/>
    </style:style>
    <style:style style:name="gr10" style:family="graphic" style:parent-style-name="standard">
      <style:graphic-properties draw:stroke="none" draw:fill="none" fo:min-height="0.872cm"/>
    </style:style>
    <style:style style:name="gr11" style:family="graphic" style:parent-style-name="standard">
      <style:graphic-properties draw:stroke="dash" draw:stroke-dash="Fine_20_Dashed_20__28_var_29_" draw:marker-end="Arrow" draw:textarea-horizontal-align="center" draw:textarea-vertical-align="middle"/>
    </style:style>
    <style:style style:name="gr12" style:family="graphic" style:parent-style-name="standard">
      <style:graphic-properties draw:stroke="solid" draw:stroke-dash="Fine_20_Dashed" svg:stroke-width="0.05cm" draw:marker-start="Arrow" draw:marker-start-width="0.38cm" draw:marker-end="Arrow" draw:marker-end-width="0.38cm" draw:textarea-horizontal-align="center" draw:textarea-vertical-align="middle" fo:padding-top="0.15cm" fo:padding-bottom="0.15cm" fo:padding-left="0.275cm" fo:padding-right="0.275cm"/>
    </style:style>
    <style:style style:name="gr13" style:family="graphic" style:parent-style-name="standard">
      <style:graphic-properties draw:stroke="none" draw:fill="none" fo:min-height="0.753cm"/>
    </style:style>
    <style:style style:name="gr14" style:family="graphic" style:parent-style-name="standard">
      <style:graphic-properties draw:stroke="dash" draw:stroke-dash="Ultrafine_20_2_20_Dots_20_3_20_Dashes" svg:stroke-width="0.05cm" draw:marker-start-width="0.38cm" draw:marker-end-width="0.38cm" draw:textarea-horizontal-align="center" draw:textarea-vertical-align="middle" fo:padding-top="0.025cm" fo:padding-bottom="0.025cm" fo:padding-left="0.025cm" fo:padding-right="0.025cm"/>
    </style:style>
    <style:style style:name="gr15" style:family="graphic">
      <style:graphic-properties style:protect="size"/>
    </style:style>
    <style:style style:name="pr1" style:family="presentation" style:parent-style-name="lyt-organic-title">
      <style:graphic-properties fo:min-height="2cm"/>
    </style:style>
    <style:style style:name="pr2" style:family="presentation" style:parent-style-name="lyt-organic-notes">
      <style:graphic-properties draw:fill-color="#ffffff" draw:auto-grow-height="true" fo:min-height="13.365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organic" presentation:presentation-page-layout-name="AL1T0">
        <draw:rect draw:style-name="gr1" draw:layer="layout" svg:width="24.822cm" svg:height="1.909cm" svg:x="2.155cm" svg:y="3.264cm">
          <text:p/>
        </draw:rect>
        <draw:rect draw:style-name="gr2" draw:layer="layout" svg:width="24.872cm" svg:height="10cm" svg:x="2.128cm" svg:y="6.5cm">
          <text:p/>
        </draw:rect>
        <draw:rect draw:style-name="gr3" draw:layer="layout" svg:width="5cm" svg:height="2cm" svg:x="20cm" svg:y="10cm">
          <text:p>Spring 3.0<text:line-break/>container</text:p>
        </draw:rect>
        <draw:rect draw:style-name="gr4" draw:layer="layout" svg:width="8.5cm" svg:height="0.955cm" svg:x="8.5cm" svg:y="17.5cm">
          <text:p>MySQL DB</text:p>
        </draw:rect>
        <draw:rect draw:style-name="gr4" draw:layer="layout" svg:width="8.5cm" svg:height="0.954cm" svg:x="8.5cm" svg:y="11.046cm">
          <text:p>Service Objects</text:p>
        </draw:rect>
        <draw:rect draw:style-name="gr4" draw:layer="layout" svg:width="8.5cm" svg:height="0.954cm" svg:x="8.5cm" svg:y="13.046cm">
          <text:p>Data Access Objects (DAO)</text:p>
        </draw:rect>
        <draw:rect draw:style-name="gr4" draw:layer="layout" svg:width="6.5cm" svg:height="1.602cm" svg:x="20cm" svg:y="13.046cm">
          <text:p>Business</text:p>
          <text:p>Domain Objects </text:p>
        </draw:rect>
        <draw:rect draw:style-name="gr4" draw:layer="layout" svg:width="8.5cm" svg:height="0.955cm" svg:x="8.5cm" svg:y="9.045cm">
          <text:p>GUI (backing) beans</text:p>
        </draw:rect>
        <draw:rect draw:style-name="gr4" draw:layer="layout" svg:width="5cm" svg:height="0.955cm" svg:x="20cm" svg:y="3.619cm">
          <text:p>Javascript</text:p>
        </draw:rect>
        <draw:line draw:style-name="gr5" draw:layer="layout" svg:x1="13.5cm" svg:y1="12.045cm" svg:x2="13.5cm" svg:y2="13.046cm">
          <text:p/>
        </draw:line>
        <draw:rect draw:style-name="gr3" draw:layer="layout" svg:width="8.5cm" svg:height="0.955cm" svg:x="8.5cm" svg:y="15cm">
          <text:p>Hibernate data service</text:p>
        </draw:rect>
        <draw:line draw:style-name="gr5" draw:layer="layout" svg:x1="13.5cm" svg:y1="14cm" svg:x2="13.5cm" svg:y2="15cm">
          <text:p/>
        </draw:line>
        <draw:line draw:style-name="gr5" draw:layer="layout" svg:x1="13.5cm" svg:y1="16cm" svg:x2="13.5cm" svg:y2="17.5cm">
          <text:p/>
        </draw:line>
        <draw:line draw:style-name="gr5" draw:layer="layout" svg:x1="13.5cm" svg:y1="10.045cm" svg:x2="13.5cm" svg:y2="11.046cm">
          <text:p/>
        </draw:line>
        <draw:line draw:style-name="gr6" draw:layer="layout" svg:x1="17cm" svg:y1="15.563cm" svg:x2="23.5cm" svg:y2="15.563cm">
          <text:p/>
        </draw:line>
        <draw:rect draw:style-name="gr4" draw:layer="layout" svg:width="8.5cm" svg:height="0.955cm" svg:x="8.5cm" svg:y="3.619cm">
          <text:p>Web GUI / HTML</text:p>
        </draw:rect>
        <draw:line draw:style-name="gr5" draw:text-style-name="P1" draw:layer="layout" svg:x1="13.475cm" svg:y1="4.574cm" svg:x2="13.5cm" svg:y2="7cm">
          <text:p/>
        </draw:line>
        <draw:frame draw:style-name="gr7" draw:layer="layout" svg:width="3.522cm" svg:height="1.675cm" svg:x="2.581cm" svg:y="3.498cm">
          <draw:text-box>
            <text:p>Web</text:p>
            <text:p>clients</text:p>
          </draw:text-box>
        </draw:frame>
        <draw:rect draw:style-name="gr4" draw:layer="layout" svg:width="2cm" svg:height="0.955cm" svg:x="5.054cm" svg:y="3.682cm">
          <text:p>CSS</text:p>
        </draw:rect>
        <draw:frame draw:style-name="gr8" draw:layer="layout" svg:width="3.588cm" svg:height="1.675cm" svg:x="2.5cm" svg:y="10.623cm">
          <draw:text-box>
            <text:p>Tomcat </text:p>
            <text:p>web server</text:p>
          </draw:text-box>
        </draw:frame>
        <draw:line draw:style-name="gr9" draw:layer="layout" svg:x1="20cm" svg:y1="11.268cm" svg:x2="17cm" svg:y2="11.268cm">
          <text:p/>
        </draw:line>
        <draw:line draw:style-name="gr9" draw:layer="layout" svg:x1="20cm" svg:y1="12cm" svg:x2="17cm" svg:y2="13.177cm">
          <text:p/>
        </draw:line>
        <draw:line draw:style-name="gr9" draw:layer="layout" svg:x1="23.5cm" svg:y1="15.563cm" svg:x2="23.5cm" svg:y2="14.702cm">
          <text:p/>
        </draw:line>
        <draw:line draw:style-name="gr5" draw:layer="layout" svg:x1="17cm" svg:y1="7.5cm" svg:x2="20cm" svg:y2="7.5cm">
          <text:p/>
        </draw:line>
        <draw:line draw:style-name="gr9" draw:layer="layout" svg:x1="17cm" svg:y1="13.809cm" svg:x2="20cm" svg:y2="13.809cm">
          <text:p/>
        </draw:line>
        <draw:rect draw:style-name="gr4" draw:layer="layout" svg:width="5cm" svg:height="0.955cm" svg:x="20cm" svg:y="7cm">
          <text:p>XHTML pages</text:p>
        </draw:rect>
        <draw:line draw:style-name="gr9" draw:layer="layout" svg:x1="23.5cm" svg:y1="12cm" svg:x2="23.5cm" svg:y2="13cm">
          <text:p/>
        </draw:line>
        <draw:line draw:style-name="gr9" draw:layer="layout" svg:x1="17cm" svg:y1="12cm" svg:x2="20cm" svg:y2="13cm">
          <text:p/>
        </draw:line>
        <draw:line draw:style-name="gr9" draw:layer="layout" svg:x1="26cm" svg:y1="9.358cm" svg:x2="26cm" svg:y2="13cm">
          <text:p/>
        </draw:line>
        <draw:frame draw:style-name="gr10" draw:layer="layout" svg:width="7.088cm" svg:height="1.122cm" svg:x="13.5cm" svg:y="16.518cm">
          <draw:text-box>
            <text:p>SQL / JDBC</text:p>
          </draw:text-box>
        </draw:frame>
        <draw:line draw:style-name="gr6" draw:layer="layout" svg:x1="17cm" svg:y1="9.358cm" svg:x2="26cm" svg:y2="9.358cm">
          <text:p/>
        </draw:line>
        <draw:line draw:style-name="gr9" draw:layer="layout" svg:x1="20cm" svg:y1="10.79cm" svg:x2="17cm" svg:y2="10cm">
          <text:p/>
        </draw:line>
        <draw:rect draw:style-name="gr3" draw:layer="layout" svg:width="8.5cm" svg:height="0.955cm" svg:x="8.5cm" svg:y="7.045cm">
          <text:p>JSF 2.0 Controller servlet</text:p>
        </draw:rect>
        <draw:line draw:style-name="gr11" draw:layer="layout" svg:x1="22.04cm" svg:y1="7cm" svg:x2="22.04cm" svg:y2="4.574cm">
          <text:p/>
        </draw:line>
        <draw:line draw:style-name="gr12" draw:layer="layout" svg:x1="20cm" svg:y1="7.955cm" svg:x2="17cm" svg:y2="9.358cm">
          <text:p/>
        </draw:line>
        <draw:line draw:style-name="gr11" draw:layer="layout" svg:x1="21cm" svg:y1="7cm" svg:x2="17cm" svg:y2="4.574cm">
          <text:p/>
        </draw:line>
        <draw:line draw:style-name="gr11" draw:layer="layout" svg:x1="20cm" svg:y1="7cm" svg:x2="7.054cm" svg:y2="4.636cm">
          <text:p/>
        </draw:line>
        <draw:frame draw:style-name="gr13" draw:layer="layout" svg:width="3.935cm" svg:height="1.003cm" svg:x="13.637cm" svg:y="5.173cm">
          <draw:text-box>
            <text:p>HTTP</text:p>
          </draw:text-box>
        </draw:frame>
        <draw:line draw:style-name="gr9" draw:layer="layout" svg:x1="8.5cm" svg:y1="4.118cm" svg:x2="7.054cm" svg:y2="4.118cm">
          <text:p/>
        </draw:line>
        <draw:line draw:style-name="gr9" draw:layer="layout" svg:x1="17cm" svg:y1="4.009cm" svg:x2="20cm" svg:y2="4.009cm">
          <text:p/>
        </draw:line>
        <draw:frame presentation:style-name="pr1" draw:layer="layout" svg:width="24cm" svg:height="2cm" svg:x="1.937cm" svg:y="0.709cm" presentation:class="title" presentation:user-transformed="true">
          <draw:text-box>
            <text:p>SigmondsMart eTorg architecture</text:p>
          </draw:text-box>
        </draw:frame>
        <draw:line draw:style-name="gr5" draw:layer="layout" svg:x1="13.5cm" svg:y1="8.046cm" svg:x2="13.502cm" svg:y2="9.045cm">
          <text:p/>
        </draw:line>
        <draw:line draw:style-name="gr9" draw:layer="layout" svg:x1="21cm" svg:y1="12cm" svg:x2="17cm" svg:y2="15.086cm">
          <text:p/>
        </draw:line>
        <draw:line draw:style-name="gr14" draw:layer="layout" svg:x1="2.128cm" svg:y1="6cm" svg:x2="26.922cm" svg:y2="6cm">
          <text:p/>
        </draw:line>
        <presentation:notes draw:style-name="dp2">
          <draw:page-thumbnail draw:style-name="gr15"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1" draw:display-name="Gradient 11" draw:style="axial" draw:start-color="#ffff99" draw:end-color="#ff6633" draw:start-intensity="100%" draw:end-intensity="95%" draw:angle="900" draw:border="0%"/>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4cm" draw:dots2="1" draw:dots2-length="0.4cm" draw:distance="0.31cm"/>
    <draw:stroke-dash draw:name="Fine_20_Dashed_20__28_var_29_" draw:display-name="Fine Dashed (var)" draw:style="rect" draw:dots1="1"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text:enable-numbering="true"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text:enable-numbering="false"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text:enable-numbering="false"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organic-background" style:family="presentation">
      <style:graphic-properties draw:stroke="none" draw:fill="none" draw:fill-color="#ccccff" draw:fill-image-width="1cm" draw:fill-image-height="1cm"/>
      <style:text-properties fo:hyphenate="true"/>
    </style:style>
    <style:style style:name="lyt-organic-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organic-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organic-outline1" style:family="presentation">
      <style:graphic-properties text:enable-numbering="true" draw:stroke="none" draw:fill="none">
        <text:list-style style:name="lyt-organic-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organic-outline2" style:family="presentation" style:parent-style-name="lyt-organic-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organic-outline3" style:family="presentation" style:parent-style-name="lyt-organic-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organic-outline4" style:family="presentation" style:parent-style-name="lyt-organic-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5" style:family="presentation" style:parent-style-name="lyt-organic-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6" style:family="presentation" style:parent-style-name="lyt-organic-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7" style:family="presentation" style:parent-style-name="lyt-organic-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8" style:family="presentation" style:parent-style-name="lyt-organic-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9" style:family="presentation" style:parent-style-name="lyt-organic-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organic-subtitle" style:family="presentation">
      <style:graphic-properties text:enable-numbering="false" draw:stroke="none" draw:fill="none" draw:textarea-vertical-align="middle">
        <text:list-style style:name="lyt-organic-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organic-title" style:family="presentation">
      <style:graphic-properties text:enable-numbering="false" draw:stroke="none" draw:fill="none" draw:textarea-vertical-align="middle">
        <text:list-style style:name="lyt-organic-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organic-backgroundobjects">
      <style:graphic-properties draw:stroke="none" draw:fill="none" draw:fill-color="#ffffff" draw:auto-grow-height="false" fo:min-height="1.449cm"/>
    </style:style>
    <style:style style:name="Mpr2" style:family="presentation" style:parent-style-name="lyt-organic-backgroundobjects">
      <style:graphic-properties draw:stroke="none" draw:fill="none" draw:fill-color="#ffffff" draw:auto-grow-height="false" fo:min-height="1.485cm"/>
    </style:style>
    <style:style style:name="Mpr3" style:family="presentation" style:parent-style-name="lyt-organic-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organic" style:page-layout-name="PM1" draw:style-name="Mdp1">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1.586cm" svg:x="2.5cm" svg:y="5.514cm" presentation:class="outline" presentation:placeholder="true">
        <draw:text-box/>
      </draw:frame>
      <draw:frame presentation:style-name="Mpr1" draw:text-style-name="MP2" draw:layer="backgroundobjects" svg:width="6.523cm" svg:height="1.448cm" svg:x="1.7cm" svg:y="17.931cm" presentation:class="date-time">
        <draw:text-box>
          <text:p text:style-name="MP2"><text:span text:style-name="MT1"><presentation:date-time/></text:span></text:p>
        </draw:text-box>
      </draw:frame>
      <draw:frame presentation:style-name="Mpr1" draw:text-style-name="MP3" draw:layer="backgroundobjects" svg:width="8.875cm" svg:height="1.448cm" svg:x="9.576cm" svg:y="17.931cm" presentation:class="footer">
        <draw:text-box>
          <text:p text:style-name="MP3"><text:span text:style-name="MT1"><presentation:footer/></text:span></text:p>
        </draw:text-box>
      </draw:frame>
      <draw:frame presentation:style-name="Mpr1" draw:text-style-name="MP4" draw:layer="backgroundobjects" svg:width="6.523cm" svg:height="1.448cm" svg:x="19.676cm" svg:y="17.931cm" presentation:class="page-number">
        <draw:text-box>
          <text:p text:style-name="MP4"><text:span text:style-name="MT1"><text:page-number>&lt;nummer&gt;</text:page-number></text:span></text:p>
        </draw:text-box>
      </draw:frame>
      <presentation:notes style:page-layout-name="PM2">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Win32 OpenOffice.org_project/320m18$Build-9502</meta:generator>
    <dc:title>Introducing a New Product</dc:title>
    <dc:description>General introduction of a new product taking customer wishes into account</dc:description>
    <meta:creation-date>2010-11-26T10:18:18.39</meta:creation-date>
    <dc:language>en-US</dc:language>
    <meta:editing-cycles>46</meta:editing-cycles>
    <meta:editing-duration>PT22H00M55S</meta:editing-duration>
    <meta:initial-creator>Hans Reier Sigmond</meta:initial-creator>
    <dc:date>2010-11-27T13:49:32.47</dc:date>
    <dc:creator>Hans Reier Sigmond</dc:creator>
    <meta:printed-by>Hans Reier Sigmond</meta:printed-by>
    <meta:print-date>2010-11-27T13:49:12.31</meta:print-date>
    <meta:document-statistic meta:object-count="66"/>
    <meta:user-defined meta:name="Info 0"/>
    <meta:user-defined meta:name="Info 1"/>
    <meta:user-defined meta:name="Info 2"/>
    <meta:user-defined meta:name="Info 3"/>
    <meta:template xlink:type="simple" xlink:actuate="onRequest" xlink:title="Introducing a New Product" xlink:href="../../../../Program%20Files/OpenOffice.org%203/Basis/share/template/nb/presnt/prs-novelty.otp" meta:date="2004-05-19T10:37:56"/>
  </office:meta>
</office:document-meta>
</file>